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E6E6E6"/>
    </style:style>
    <style:style style:name="ce9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number-columns-spanned="2" table:number-rows-spanned="1" table:style-name="ce9">
            <text:p>Overcast 5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Scale Factor</text:p>
          </table:table-cell>
          <table:table-cell office:value-type="float" office:value="1944.9" table:style-name="ce3">
            <text:p>1944.9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time</text:p>
          </table:table-cell>
          <table:table-cell office:value-type="time" office:time-value="PT10H2M0.000S" table:style-name="ce6">
            <text:p>10:02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date" office:date-value="2013-04-08T00:00:00" table:style-name="ce7">
            <text:p>8. Ap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atitude</text:p>
          </table:table-cell>
          <table:table-cell office:value-type="string" table:style-name="ce1">
            <text:p>49 15' 18.996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1">
            <text:p>7 2' 27.532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ra Azimuth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Azimuth</text:p>
          </table:table-cell>
          <table:table-cell office:value-type="float" office:value="129.62" table:style-name="ce1">
            <text:p>129.6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Elevation</text:p>
          </table:table-cell>
          <table:table-cell office:value-type="float" office:value="37.270000000000003" table:style-name="ce1">
            <text:p>37.27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7:26:54Z</dc:date>
    <meta:editing-cycles>30</meta:editing-cycles>
    <meta:editing-duration>PT0S</meta:editing-duration>
  </office:meta>
</office:document-meta>
</file>